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13.854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ext-properties style:font-name="Verdan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/>
    </style:style>
    <style:style style:name="ce8" style:family="table-cell" style:parent-style-name="Default">
      <style:table-cell-properties fo:background-color="transparent"/>
      <style:text-properties style:font-name="Verdana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Verdana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font-name="Courier 10 Pitch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ourier 10 Pitch"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8"/>
        <table:table-column table:style-name="co5" table:number-columns-repeated="1019" table:default-cell-style-name="ce1"/>
        <table:table-row table:style-name="ro1">
          <table:table-cell/>
          <table:table-cell table:style-name="ce5" office:value-type="string" calcext:value-type="string">
            <text:p>STATO MAGAZZINO SEMPLIFICATO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Filtro</text:p>
          </table:table-cell>
          <table:table-cell table:style-name="ce2" office:value-type="string" calcext:value-type="string">
            <text:p><text:a xlink:href="python://get_filter(data)" xlink:type="simple">python://get_filter(data)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DICE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NETTI</text:p>
          </table:table-cell>
          <table:table-cell table:style-name="ce3" office:value-type="string" calcext:value-type="string">
            <text:p>LORDI</text:p>
          </table:table-cell>
          <table:table-cell table:style-name="ce9"/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python://for%20each=%22o%20in%20get_object(data)%22" xlink:type="simple">python://for each="o in get_object(data)"</text:a></text:p>
          </table:table-cell>
          <table:table-cell table:style-name="ce4" table:number-columns-repeated="3"/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if test=&quot;not data.get('only_stock', False) or o.mx_net_qty &gt; 0&quot;" xlink:type="simple">IF only stock</text:a></text:p>
          </table:table-cell>
          <table:table-cell table:style-name="ce4" table:number-columns-repeated="3"/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o.default_code" xlink:type="simple">Code</text:a></text:p>
          </table:table-cell>
          <table:table-cell table:style-name="ce4" office:value-type="string" calcext:value-type="string">
            <text:p><text:a xlink:href="python://'%25s%20%25s%20%25s%20pz.%20[%25s]'%20%25%20(o.name.title(),%20o.colour,%20o.q_x_pack,%20o.statistic_category)" xlink:type="simple">Description data</text:a></text:p>
          </table:table-cell>
          <table:table-cell table:style-name="ce6" office:value-type="string" calcext:value-type="string">
            <text:p><text:a xlink:href="python://o.mx_net_qty" xlink:type="simple">mx_net_qty</text:a></text:p>
          </table:table-cell>
          <table:table-cell table:style-name="ce6" office:value-type="string" calcext:value-type="string">
            <text:p><text:a xlink:href="python://o.mx_lord_qty" xlink:type="simple">mx_lord_qty</text:a></text:p>
          </table:table-cell>
          <table:table-cell table:style-name="ce11" office:value-type="string" calcext:value-type="string">
            <text:p><text:a xlink:href="python://'%s' % (not data.get('only_stock', False) or o.mx_net_qty &gt; 0)" xlink:type="simple">test</text:a></text:p>
          </table:table-cell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/if" xlink:type="simple">/if</text:a></text:p>
          </table:table-cell>
          <table:table-cell table:style-name="ce4" table:number-columns-repeated="2"/>
          <table:table-cell table:style-name="ce7"/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4" table:number-columns-repeated="3"/>
          <table:table-cell table:style-name="ce10"/>
          <table:table-cell table:style-name="ce4" table:number-columns-repeated="1019"/>
        </table:table-row>
        <table:table-row table:style-name="ro3">
          <table:table-cell table:style-name="ce4" table:number-columns-repeated="4"/>
          <table:table-cell table:style-name="ce10"/>
          <table:table-cell table:style-name="ce4"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6:59:17.47391080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10-10T17:13:13.589116779</dc:date>
    <dc:creator>thebrush </dc:creator>
    <meta:editing-duration>PT1H38M10S</meta:editing-duration>
    <meta:editing-cycles>11</meta:editing-cycles>
    <meta:document-statistic meta:table-count="1" meta:cell-count="16" meta:object-count="0"/>
  </office:meta>
</office:document-meta>
</file>